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adaa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fadaa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رْسَچَت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169_2070482055"/><text:span text:style-name="T3"> </text:span><text:span text:style-name="T2">وَالْمُرْسَچَتِ عُرْفاً </text:span><text:span text:style-name="T3">(1) </text:span><text:span text:style-name="T2">فَالْعَـٰصِفَـٰتِ عَصْفاً </text:span><text:span text:style-name="T3">(2)</text:span><text:span text:style-name="T2"> وَالنَّـٰشِرَ؛تِ نَشْراً </text:span><text:span text:style-name="T3">(3)</text:span><text:span text:style-name="T2"> فَالْفَـٰرۣقَـٰتِ فَرْقاً </text:span><text:span text:style-name="T3">(4)</text:span><text:span text:style-name="T2"> فَالْمُلْقِيَـٰتِ ذِكْراٗ </text:span><text:span text:style-name="T3">(5)</text:span><text:span text:style-name="T2"> عُذْراٗ اَوْ نُذُراٗ </text:span><text:span text:style-name="T3">(6)</text:span><text:span text:style-name="T2"> اِنَّمَا تُوعَدُونَ لَوَ؛قِعٌؐ </text:span><text:span text:style-name="T3">(7)</text:span><text:span text:style-name="T2"> فَإِذَا </text:span><text:span text:style-name="T5">۰</text:span><text:span text:style-name="T2">ڤنُّجُومُ طُمِسَتْ </text:span><text:span text:style-name="T3">(8)</text:span><text:span text:style-name="T2"> وَإِذَا </text:span><text:span text:style-name="T5">۰</text:span><text:span text:style-name="T2">لسَّمَآءُ فُرۣجَتْ </text:span><text:span text:style-name="T3">(9)</text:span><text:span text:style-name="T2"> وَإِذَا </text:span><text:span text:style-name="T5">۰</text:span><text:span text:style-name="T2">لْجِبَالُ نُسِفَتْ </text:span><text:span text:style-name="T3">(10)</text:span><text:span text:style-name="T2"> وَإِذَا </text:span><text:span text:style-name="T5">۰</text:span><text:span text:style-name="T2">لرُّسُلُ ٱُقِّتَتْ </text:span><text:span text:style-name="T3">(11)</text:span><text:span text:style-name="T2"> لَأِيِّ يَوْمٖ </text:span><text:span text:style-name="T5">۷</text:span><text:span text:style-name="T2">جِّلَتْ </text:span><text:span text:style-name="T3">(12)</text:span><text:span text:style-name="T2"> لِيَوْمِ </text:span><text:span text:style-name="T5">۱</text:span><text:span text:style-name="T2">لْفَصْلِؐ </text:span><text:span text:style-name="T3">(13)</text:span><text:span text:style-name="T2"> وَمَآ أَدْرۭيٰــكَ مَا يَوْمُ </text:span><text:span text:style-name="T5">۴</text:span><text:span text:style-name="T2">لْفَصْلِؐ </text:span><text:span text:style-name="T3">(14)</text:span><text:span text:style-name="T2"> وَيْلٌ يَوْمَئِذٍ لِّلْمُكَذِّبِينَؐ </text:span><text:span text:style-name="T3">(15)</text:span><text:span text:style-name="T2"> ® أَلَمْ نُهْلِــكِ </text:span><text:span text:style-name="T5">۱</text:span><text:span text:style-name="T2">لاَوَّلِينَؐ </text:span><text:span text:style-name="T3">(16)</text:span><text:span text:style-name="T2"> ثُمَّ نُتْبِعُهُمُ </text:span><text:span text:style-name="T5">۴</text:span><text:span text:style-name="T2">لاَخِرۣينَؐ </text:span><text:span text:style-name="T3">(17)</text:span><text:span text:style-name="T2"> كَذَ؛لِــكَ نَفْعَلُ بِاڤْمُجْرۣمِينَؐ </text:span><text:span text:style-name="T3">(18)</text:span><text:span text:style-name="T2"> وَيْلٌ يَوْمَئِذٍ لِّلْمُكَذِّبِينَؐ </text:span><text:span text:style-name="T3">(19)</text:span><text:span text:style-name="T2"> أَلَمْ نَخْلُقكُّم مِّــن مَّآءٍ مَّهِينٍ </text:span><text:span text:style-name="T3">(20)</text:span><text:span text:style-name="T2"> فَجَعَلْنَـٰهُ فِى قَرۭارٍ مَّكِينٖ </text:span><text:span text:style-name="T3">(21)</text:span><text:span text:style-name="T2"> اِلَــيٰ قَدَرٍ مَّعْلُومٍ </text:span><text:span text:style-name="T3">(22)</text:span><text:span text:style-name="T2"> فَقَدَّرْنَاؐ فَنِعْمَ </text:span><text:span text:style-name="T5">۰</text:span><text:span text:style-name="T2">لْقَـٰدِرُونَؐ </text:span><text:span text:style-name="T3">(23)</text:span><text:span text:style-name="T2"> وَيْلٌ يَوْمَئِذٍ لِّلْمُكَذِّبِينَؐ </text:span><text:span text:style-name="T3">(24)</text:span><text:span text:style-name="T2"> أَلَمْ نَجْعَـلِ </text:span><text:span text:style-name="T5">۱</text:span><text:span text:style-name="T2">لاَرْضَ كِفَاتاٗ </text:span><text:span text:style-name="T3">(25)</text:span><text:span text:style-name="T2"> اَحْيَآءً وَأَمْوَ؛تاً </text:span><text:span text:style-name="T3">(26)</text:span><text:span text:style-name="T2"> وَجَعَلْنَا فِيهَا رَوَ؛سِيَ شَـٰمِخَـٰتٍ وَأَسْقَيْنَـٰكُم مَّآءً فُرَاتاًؐ </text:span><text:span text:style-name="T3">(27)</text:span><text:span text:style-name="T2"> وَيْلٌ يَوْمَئِذٍ لِّلْمُكَذِّبِينَؐ </text:span><text:span text:style-name="T3">(28)</text:span><text:span text:style-name="T2"> "نطَلِقُوٓاْ إِلَــيٰ مَا كُنتُم بِهِ” تُكَذِّبُونَ </text:span><text:span text:style-name="T3">(29)</text:span><text:span text:style-name="T2"> "نطَلِقُوٓاْ إِلَيٰ ظِلٍّ ذى ثَـچَثِ شُعَبٍ </text:span><text:span text:style-name="T3">(30)</text:span><text:span text:style-name="T2"> لاَّ ظَلِيلٍ وَلاَ يُغْنِى مِــنَ </text:span><text:span text:style-name="T5">۰</text:span><text:span text:style-name="T2">للَّهَبِؐ </text:span><text:span text:style-name="T3">(31)</text:span><text:span text:style-name="T2"> إِنَّهَا تَرْمِى بِشَرَرٍ كَالْقَصْرۣ </text:span><text:span text:style-name="T3">(32)</text:span><text:span text:style-name="T2"> كَأَنَّهُ„ جِمَـٰچَتٌ صُفْرٌؐ </text:span><text:span text:style-name="T3">(33)</text:span><text:span text:style-name="T2"> وَيْلٌ يَوْمَئِذٍ لِّلْمُكَذِّبِينَؐ </text:span><text:span text:style-name="T3">(34)</text:span><text:span text:style-name="T2"> هَـٰذَا يَوْمُ لاَ يَنطِقُونَ </text:span><text:span text:style-name="T3">(35)</text:span><text:span text:style-name="T2"> وَلاَ يُوذَنُ لَهُمْ فَيَعْتَذِرُونَؐ </text:span><text:span text:style-name="T3">(36)</text:span><text:span text:style-name="T2"> وَيْلٌ يَوْمَئِذٍ لِّلْمُكَذِّبِينَؐ </text:span><text:span text:style-name="T3">(37)</text:span><text:span text:style-name="T2"> هَـٰذَا يَوْمُ </text:span><text:span text:style-name="T5">۴</text:span><text:span text:style-name="T2">لْفَصْـلِ جَمَعْنَـٰكُمْ وَالاَوَّلِينَ </text:span><text:span text:style-name="T3">(38)</text:span><text:span text:style-name="T2"> فَإِن كَانَ لَكُمْ كَيْدٌ فَكِيدُونِؐ </text:span><text:span text:style-name="T3">(39)</text:span><text:span text:style-name="T2"> وَيْلٌ يَوْمَئِذٍ لِّلْمُكَذِّبِينَؐ </text:span><text:span text:style-name="T3">(40)</text:span><text:span text:style-name="T2"> إِنننَّ </text:span><text:span text:style-name="T5">۰</text:span><text:span text:style-name="T2">لْمُتَّقِينَ فِى ظِچَلٍ وَعُيُونٍ </text:span><text:span text:style-name="T3">(41)</text:span><text:span text:style-name="T2"> وَفَوَ؛كِهَ مِمَّا يَشْتَهُونَؐ </text:span><text:span text:style-name="T3">(42)</text:span><text:span text:style-name="T2"> </text:span><text:soft-page-break/><text:span text:style-name="T2">كُلُواْ وَاشْرَبُواْؐ هَنِيٓـٔاَۢ بِمَا كُنتُمْ تَعْمَلُونَؐ </text:span><text:span text:style-name="T3">(43)</text:span><text:span text:style-name="T2"> إِنَّا كَذَ؛لِــكَ نَجْزۣى </text:span><text:span text:style-name="T5">۱</text:span><text:span text:style-name="T2">ڤْمُحْسِنِينَؐ </text:span><text:span text:style-name="T3">(44)</text:span><text:span text:style-name="T2"> وَيْلٌ يَوْمَئِذٍ لِّلْمُكَذِّبِينَؐ </text:span><text:span text:style-name="T3">(45)</text:span><text:span text:style-name="T2"> كُلُواْ وَتَمَتَّعُواْ قَلِيلٗا اِنَّكُم مُّجْرۣمُونَؐ </text:span><text:span text:style-name="T3">(46)</text:span><text:span text:style-name="T2"> وَيْلٌ يَوْمَئِذٍ لِّلْمُكَذِّبِينَؐ </text:span><text:span text:style-name="T3">(47)</text:span><text:span text:style-name="T2"> وَإِذَا قِيــلَ لَهُمُ èرْكَعُواْ لاَ يَرْكَعُونَؐ </text:span><text:span text:style-name="T3">(48)</text:span><text:span text:style-name="T2"> وَيْلٌ يَوْمَئِذٍ لِّلْمُكَذِّبِينَؐ </text:span><text:span text:style-name="T3">(49)</text:span><text:span text:style-name="T2"> فَبِأَيِّ حَدِيثٙ بَعْدَهُ„ يُومِنُونَ </text:span><text:span text:style-name="T3">(50)</text:span><text:span text:style-name="T2"> </text:span><text:bookmark-end text:name="__DdeLink__5169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1:20.634170645</meta:creation-date>
    <dc:date>2025-03-06T08:11:39.990321546</dc:date>
    <meta:editing-duration>PT3M51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38" meta:character-count="1330" meta:non-whitespace-character-count="1093"/>
  </office:meta>
</office:document-meta>
</file>